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terario">
      <style:paragraph-properties fo:line-height="200%"/>
      <style:text-properties fo:language="es" fo:country="ES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ante semanas los bulldozers estuvieron empujando cabezas de búfalo hacia la Zanja. Las moscas zumbaban ensordecedoras, el Sol era insoportable y el olor podrido se nos pegaba en la ropa.</text:p>
      <text:p text:style-name="P1">Aquel día vimos a un niño bajando por el otro lado de la Zanja. Después de cada desembarco venían varios de esos chiquillos. Eran de un caserío harapiento del otro de la frontera. Venían a pescar lo que pudieran del torrente de desechos. Les disparábamos con los fusiles, era un juego, fallábamos a propósito para verlos correr aterrorizados. Aunque varias veces alguno terminó con una pierna deshecha.</text:p>
      <text:p text:style-name="P1">Esa tarde nadie se movió. El calor y el aburrimiento nos oprimían frente a los ventiladores. Desde la ventana vimos al niño apurado y alerta. Pronto comprendió que estaba a salvo, se tranquilizó y en vez de coger cualquier cabeza e irse corriendo, se detuvo en busca de la “mejor”. Se decidió por una y la alzó hacia nosotros, como si fuéramos cómplices. Lo vi amarrar el trofeo a su cintura y comenzó a subir la pendiente. Ya estaba casi en la punta de la ladera, cuando nos sobresaltó el estruendo de un disparo. Joaquín, un tipo alto y de barba recia, estaba parado frente a la ventana con su fusil todavía humeante. El cuerpo de niño resbaló por la arena amarilla con un círculo rojo en la espalda. Al llegar a la Zanja el cadáver se mezcló con el torrente de cabezas podridas. </text:p>
      <text:p text:style-name="P1">Joaquín masculló un insulto con su tabaco y se sent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literario" style:family="paragraph" style:parent-style-name="Text_20_body" style:class="text">
      <style:paragraph-properties fo:margin-left="0cm" fo:margin-right="0cm" fo:line-height="200%" fo:text-indent="0cm" style:auto-text-indent="true"/>
      <style:text-properties style:font-name="Arial1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25M36S</meta:editing-duration>
    <meta:editing-cycles>91</meta:editing-cycles>
    <meta:generator>LibreOffice/3.3$Win32 LibreOffice_project/330m19$Build-6</meta:generator>
    <dc:date>2011-10-18T00:49:15.20</dc:date>
    <meta:document-statistic meta:table-count="0" meta:image-count="0" meta:object-count="0" meta:page-count="1" meta:paragraph-count="4" meta:word-count="252" meta:character-count="1426"/>
    <meta:user-defined meta:name="Info 1"/>
    <meta:user-defined meta:name="Info 2"/>
    <meta:user-defined meta:name="Info 3"/>
    <meta:user-defined meta:name="Info 4"/>
  </office:meta>
</office:document-meta>
</file>